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Researchpapercontents" style:master-page-name="MP0" style:family="paragraph">
      <style:paragraph-properties fo:break-before="page" fo:text-align="center" fo:line-height="150%" fo:text-indent="0in"/>
      <style:text-properties style:font-name-complex="Calibri" fo:font-weight="bold" style:font-weight-asian="bold" style:font-weight-complex="bold" fo:color="#000000" fo:background-color="#FFFFFF"/>
    </style:style>
    <style:style style:name="P2" style:parent-style-name="Researchpapercontents" style:family="paragraph">
      <style:paragraph-properties fo:line-height="150%"/>
      <style:text-properties style:font-name-complex="Calibri" fo:color="#000000" fo:background-color="#FFFFFF"/>
    </style:style>
    <style:style style:name="P3" style:parent-style-name="Researchpapercontents" style:family="paragraph">
      <style:paragraph-properties fo:text-align="center" fo:line-height="150%" fo:text-indent="0in"/>
    </style:style>
    <style:style style:name="T4" style:parent-style-name="DefaultParagraphFont" style:family="text">
      <style:text-properties fo:font-weight="bold" style:font-weight-asian="bold" style:font-weight-complex="bold"/>
    </style:style>
    <style:style style:name="P5" style:parent-style-name="Researchpapercontents" style:family="paragraph">
      <style:paragraph-properties fo:line-height="150%" fo:text-indent="0in"/>
    </style:style>
    <style:style style:name="T6" style:parent-style-name="DefaultParagraphFont" style:family="text">
      <style:text-properties style:font-name-complex="Calibri" fo:color="#000000" fo:background-color="#FFFFFF"/>
    </style:style>
    <style:style style:name="T7" style:parent-style-name="DefaultParagraphFont" style:family="text">
      <style:text-properties style:font-name-complex="Calibri" fo:color="#000000" fo:background-color="#FFFFFF"/>
    </style:style>
    <style:style style:name="T8" style:parent-style-name="DefaultParagraphFont" style:family="text">
      <style:text-properties style:font-name-complex="Calibri" fo:color="#000000" fo:background-color="#FFFFFF"/>
    </style:style>
    <style:style style:name="T9" style:parent-style-name="DefaultParagraphFont" style:family="text">
      <style:text-properties style:font-name-complex="Calibri" fo:color="#000000" fo:background-color="#FFFFFF"/>
    </style:style>
    <style:style style:name="P10" style:parent-style-name="Researchpapercontents" style:family="paragraph">
      <style:paragraph-properties fo:text-align="center" fo:line-height="150%" fo:text-indent="0in"/>
    </style:style>
    <style:style style:name="T11" style:parent-style-name="DefaultParagraphFont" style:family="text">
      <style:text-properties style:font-name-complex="Calibri" fo:font-weight="bold" style:font-weight-asian="bold" style:font-weight-complex="bold" fo:color="#000000" fo:background-color="#FFFFFF"/>
    </style:style>
    <style:style style:name="P12" style:parent-style-name="Researchpapercontents" style:family="paragraph">
      <style:paragraph-properties fo:line-height="150%" fo:text-indent="0in"/>
    </style:style>
    <style:style style:name="T13" style:parent-style-name="DefaultParagraphFont" style:family="text">
      <style:text-properties style:font-name-complex="Calibri" fo:color="#000000" fo:background-color="#FFFFFF"/>
    </style:style>
    <style:style style:name="T14" style:parent-style-name="DefaultParagraphFont" style:family="text">
      <style:text-properties style:font-name-complex="Calibri" fo:color="#000000" fo:background-color="#FFFFFF"/>
    </style:style>
    <style:style style:name="T15" style:parent-style-name="DefaultParagraphFont" style:family="text">
      <style:text-properties style:font-name-complex="Calibri" fo:color="#000000" fo:background-color="#FFFFFF"/>
    </style:style>
    <style:style style:name="T16" style:parent-style-name="DefaultParagraphFont" style:family="text">
      <style:text-properties style:font-name-complex="Calibri" fo:color="#000000" fo:background-color="#FFFFFF"/>
    </style:style>
    <style:style style:name="T17" style:parent-style-name="DefaultParagraphFont" style:family="text">
      <style:text-properties style:font-name-complex="Calibri" fo:font-weight="bold" style:font-weight-asian="bold" style:font-weight-complex="bold" fo:font-style="italic" style:font-style-asian="italic" style:font-style-complex="italic" fo:color="#000000" fo:background-color="#FFFFFF"/>
    </style:style>
    <style:style style:name="P18" style:parent-style-name="Researchpapercontents" style:family="paragraph">
      <style:paragraph-properties fo:line-height="150%" fo:text-indent="0in"/>
    </style:style>
    <style:style style:name="T19" style:parent-style-name="DefaultParagraphFont" style:family="text">
      <style:text-properties style:font-name-complex="Calibri" fo:font-style="italic" style:font-style-asian="italic" style:font-style-complex="italic" fo:color="#000000" fo:background-color="#FFFFFF"/>
    </style:style>
    <style:style style:name="T20" style:parent-style-name="DefaultParagraphFont" style:family="text">
      <style:text-properties style:font-name-complex="Calibri" fo:color="#000000" fo:background-color="#FFFFFF"/>
    </style:style>
    <style:style style:name="T21" style:parent-style-name="DefaultParagraphFont" style:family="text">
      <style:text-properties style:font-name-complex="Calibri" fo:color="#000000" fo:background-color="#FFFFFF"/>
    </style:style>
    <style:style style:name="T22" style:parent-style-name="DefaultParagraphFont" style:family="text">
      <style:text-properties style:font-name-complex="Calibri" fo:color="#000000" fo:background-color="#FFFFFF"/>
    </style:style>
    <style:style style:name="T23" style:parent-style-name="DefaultParagraphFont" style:family="text">
      <style:text-properties style:font-name-complex="Calibri" fo:font-weight="bold" style:font-weight-asian="bold" style:font-weight-complex="bold" fo:font-style="italic" style:font-style-asian="italic" style:font-style-complex="italic" fo:color="#000000" fo:background-color="#FFFFFF"/>
    </style:style>
    <style:style style:name="T24" style:parent-style-name="DefaultParagraphFont" style:family="text">
      <style:text-properties style:font-name-complex="Calibri" fo:font-weight="bold" style:font-weight-asian="bold" style:font-weight-complex="bold" fo:font-style="italic" style:font-style-asian="italic" style:font-style-complex="italic" fo:color="#000000" fo:background-color="#FFFFFF"/>
    </style:style>
    <style:style style:name="P25" style:parent-style-name="Researchpapercontents" style:family="paragraph">
      <style:paragraph-properties fo:line-height="150%" fo:text-indent="0in"/>
    </style:style>
    <style:style style:name="T26" style:parent-style-name="DefaultParagraphFont" style:family="text">
      <style:text-properties style:font-name-complex="Calibri" fo:font-weight="bold" style:font-weight-asian="bold" style:font-weight-complex="bold" fo:font-style="italic" style:font-style-asian="italic" style:font-style-complex="italic" fo:color="#000000" fo:background-color="#FFFFFF"/>
    </style:style>
    <style:style style:name="T27" style:parent-style-name="DefaultParagraphFont" style:family="text">
      <style:text-properties style:font-name-complex="Calibri" fo:color="#000000" fo:background-color="#FFFFFF"/>
    </style:style>
    <style:style style:name="T28" style:parent-style-name="DefaultParagraphFont" style:family="text">
      <style:text-properties style:font-name-complex="Calibri" fo:font-weight="bold" style:font-weight-asian="bold" style:font-weight-complex="bold" fo:font-style="italic" style:font-style-asian="italic" style:font-style-complex="italic" fo:color="#000000" fo:background-color="#FFFFFF"/>
    </style:style>
    <style:style style:name="T29" style:parent-style-name="DefaultParagraphFont" style:family="text">
      <style:text-properties style:font-name-complex="Calibri" fo:font-weight="bold" style:font-weight-asian="bold" style:font-weight-complex="bold" fo:font-style="italic" style:font-style-asian="italic" style:font-style-complex="italic" fo:color="#000000" fo:background-color="#FFFFFF"/>
    </style:style>
    <style:style style:name="P30" style:parent-style-name="Researchpapercontents" style:family="paragraph">
      <style:paragraph-properties fo:text-align="center" fo:line-height="150%" fo:text-indent="0in"/>
    </style:style>
    <style:style style:name="T31" style:parent-style-name="DefaultParagraphFont" style:family="text">
      <style:text-properties style:font-name-complex="Calibri" fo:font-weight="bold" style:font-weight-asian="bold" style:font-weight-complex="bold" fo:color="#000000" fo:background-color="#FFFFFF"/>
    </style:style>
    <style:style style:name="P32" style:parent-style-name="Researchpapercontents" style:family="paragraph">
      <style:paragraph-properties fo:line-height="150%" fo:text-indent="0in"/>
      <style:text-properties style:font-name-complex="Calibri" fo:color="#000000" fo:background-color="#FFFFFF"/>
    </style:style>
    <style:style style:name="P33" style:parent-style-name="Researchpapercontents" style:family="paragraph">
      <style:paragraph-properties fo:line-height="150%" fo:text-indent="0in"/>
    </style:style>
    <style:style style:name="T34" style:parent-style-name="DefaultParagraphFont" style:family="text">
      <style:text-properties style:font-name-complex="Calibri" fo:color="#000000" fo:background-color="#FFFFFF"/>
    </style:style>
    <style:style style:name="T35" style:parent-style-name="DefaultParagraphFont" style:family="text">
      <style:text-properties style:font-name-complex="Calibri" fo:color="#000000" fo:background-color="#FFFFFF"/>
    </style:style>
  </office:automatic-styles>
  <office:body>
    <office:text text:use-soft-page-breaks="true">
      <text:p text:style-name="P1">Introduction (100-200)</text:p>
      <text:p text:style-name="P2">Skateboarding is a healthy way to have fun and convenient for getting to class, but what happens when you throw other pedestrians into the mix? During peak hours, it can get hectic to be a skateboarder in high foot<text:s/>traffic areas such as Red Square. In fact, campus police have placed signs banning skateboarding in Red Square and nearby areas in an effort to diminish the skateboarding presence. However, as any pedestrian on campus is able to observe, the intended outcome has not been achieved. This begs the question: what motivates skateboarders to use public space despite the activity being specifically banned?</text:p>
      <text:p text:style-name="P3"><text:s/><text:span text:style-name="T4">Methodology (100-200)</text:span></text:p>
      <text:p text:style-name="P5"><text:span text:style-name="T6"><text:tab/>A survey was composed using branching logic, meaning each participant was given a pat</text:span><text:span text:style-name="T7">h of questions dependent on their previous answers. This allowed for specific questions to be given to each demographic, leading to more accurate results. The survey was distributed on various digital platforms, as well as networked through friend groups v</text:span><text:span text:style-name="T8">ia text. In addition, an interview was conducted with local expert/skateboarding talent, Aaron Stohlberg. Aaron provided insight into the skater’s mind through face to face conversation. This gave us more detailed responses to questions that were asked in<text:s/></text:span><text:span text:style-name="T9">the survey and granted us the opportunity to ask more unique questions.</text:span></text:p>
      <text:p text:style-name="P10"><text:span text:style-name="T11">Findings and Discussion (250-350)</text:span></text:p>
      <text:p text:style-name="P12"><text:span text:style-name="T13"><text:tab/>Our survey was split into two main branches, separated into the demographics of whether the participants skateboarded or not. This split the data rou</text:span><text:span text:style-name="T14">ghly in half, with 54.9% non-skaters and 45.1% skaters contributing. The skateboarding group was later divided again by whether they skateboard in banned areas or not. This cut the skater group into two categories, with 75.7% disobedient, and 24.3% obedien</text:span><text:span text:style-name="T15">t to the signs. While it was expected that most skaters would convey their dislike for the policy, a sizeable minority remained considerate toward the rules. Maybe in part due to the danger associated with the activity, skateboarders have gained a certain<text:s/></text:span><text:span text:style-name="T16">reputation within society. This study surprisingly shows that not all skaters follow rule breaking fashions.<text:s/></text:span><text:span text:style-name="T17">&lt;talk about how this is surprising, maybe lead into more skater stats for these two sub-groups&gt;</text:span></text:p>
      <text:p text:style-name="P18"><text:span text:style-name="T19"><text:tab/></text:span><text:span text:style-name="T20">The questions asked in the pedestrian portion circ</text:span><text:span text:style-name="T21">led around feelings towards skateboarders in places where prohibited, and what they believed the rational skaters must have to ignore the rules. There seems to be a recurrent theme in some portions of these respondents, citing deep anger and wishes for per</text:span><text:span text:style-name="T22">sonal harm upon the skateboarders on campus. More moderately, many respondents claimed skateboarding to be a distraction, but not a nuisance, suggesting the ideal etiquette for skaters to make way for pedestrians.<text:s/></text:span><text:span text:style-name="T23">&lt;split this into groups that mind and thos</text:span><text:span text:style-name="T24">e that don’t mind, and try to group together similar responses to why they think skaters do it&gt;</text:span></text:p>
      <text:soft-page-break/>
      <text:p text:style-name="P25"><text:span text:style-name="T26"><text:tab/></text:span><text:span text:style-name="T27">Skaters were asked the same questions, although they gave a variety of responses.<text:s/></text:span><text:span text:style-name="T28">&lt;elaborate and compare the reasons skaters gave to the reasons non-skaters ga</text:span><text:span text:style-name="T29">ve&gt;</text:span></text:p>
      <text:p text:style-name="P30"><text:span text:style-name="T31">Conclusion (50)</text:span></text:p>
      <text:p text:style-name="P32"><text:tab/></text:p>
      <text:p text:style-name="P33"><text:span text:style-name="T34"><text:tab/>According to the results of the study, most people do not find a direct issue with skaters who skate in prohibited areas. The majority seems not to be bothered by this behavior, but there is also a significant portion who do hold grudges against skaters, but more information is needed to determine if this only refers to the particular context of<text:s/></text:span><text:span text:style-name="T35">banned or public area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imbus Sans"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andarduser" style:display-name="Standard (user)" style:family="paragraph">
      <style:paragraph-properties fo:line-height="200%"/>
      <style:text-properties style:font-name="Arial" style:font-name-asian="Times New Roman" style:font-name-complex="Times New Roman" fo:color="#00000A" fo:font-size="11pt" style:font-size-asian="11pt" style:language-asian="en" style:country-asian="US" style:language-complex="ar" style:country-complex="SA" fo:hyphenate="false"/>
    </style:style>
    <style:style style:name="Researchpapercontents" style:display-name="Research paper contents" style:family="paragraph" style:parent-style-name="Standarduser">
      <style:paragraph-properties fo:text-indent="0.5in"/>
      <style:text-properties style:font-name="Times New Roman" fo:font-size="12pt" style:font-size-asian="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ven Sol</meta:initial-creator>
    <dc:creator>Leon Kingsof</dc:creator>
    <meta:creation-date>2019-05-20T02:14:00Z</meta:creation-date>
    <dc:date>2019-05-20T02:14:00Z</dc:date>
    <meta:template xlink:href="Normal" xlink:type="simple"/>
    <meta:editing-cycles>2</meta:editing-cycles>
    <meta:editing-duration>PT0S</meta:editing-duration>
    <meta:document-statistic meta:page-count="2" meta:paragraph-count="6" meta:word-count="514" meta:character-count="3443" meta:row-count="24" meta:non-whitespace-character-count="2935"/>
  </office:meta>
</office:document-meta>
</file>